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MS 8.5: The purpose of milestone 8.5 was to have at least one virtual instrument per PaNOSC facility that can be used in the e-learning platform. This has been achieved as follows.</text:p>
      <text:p text:style-name="Standard"/>
      <text:p text:style-name="Standard">ESS: Because ESS instruments do still not exist, ESS has chosen to provide a notebook for the SANS2D instrument at ISIS, which is in operation. Moreover, ESS has provided a Python course that contains a whole section on McStas with examples. These notebooks will be supplemented with at least one for a future ESS instrument. In principle there is no difference between providing notebooks for ISIS and ESS as they are both spallation sources and simulations are based on the same technology. It is just different instrument models.</text:p>
      <text:p text:style-name="Standard"><text:s/></text:p>
      <text:p text:style-name="Standard">CERIC &amp; ESRF: The ESRF has provided an<text:s/><text:a xlink:href="https://github.com/mretegan/crispy-pan-learning" office:target-frame-name="_top" xlink:show="replace">notebook</text:a><text:s/>that uses Crispy to simulate core-level spectra. This is also relevant for the CERIC facility Elettra, which is a synchrotron like ESRF.<text:s/></text:p>
      <text:p text:style-name="Standard"/>
      <text:p text:style-name="Standard">ILL: ELI and the ILL had provided a<text:s/><text:a xlink:href="https://github.com/godot11/PanLearning-notebooks/blob/main/wl_scan_on_CB_with_D2B/WL-dependent%20scattering%20of%20DFT-optimized%20CB%20systems.ipynb" office:target-frame-name="_top" xlink:show="replace">notebook</text:a><text:s/>that simulates powder diffraction analysis with the ILL instrument, D2B. The notebook simulates the experiment using a DFT-optimized structure over a range of wavelengths.</text:p>
      <text:p text:style-name="Standard"/>
      <text:p text:style-name="Standard">XFEL &amp; ELI: A series of Jupyterhub<text:s/><text:a xlink:href="https://github.com/PaNOSC-ViNYL/wavefrontDB" office:target-frame-name="_top" xlink:show="replace">notebooks</text:a><text:s/>which demonstrate the different uses of SimEx has been provided by XFEL and are also relevant for ELI lasers. <text:s/></text:p>
      <text:p text:style-name="Standard"/>
      <text:p text:style-name="Standard">The notebooks are being hosted on the pan-learning platform using Docker containers run on a kubernetes cluster. These containers have used nbgitpuller to<text:s/>clone the repositories where the notebooks are stored into a JupyterHub instance, which already has all the necessary software to ru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ODERA SEMPERE Jordi</meta:initial-creator>
    <dc:creator>BODERA SEMPERE Jordi</dc:creator>
    <meta:creation-date>2022-01-28T13:01:00Z</meta:creation-date>
    <dc:date>2022-01-28T13:01:00Z</dc:date>
    <meta:template xlink:href="Normal.dotm" xlink:type="simple"/>
    <meta:editing-cycles>2</meta:editing-cycles>
    <meta:editing-duration>PT0S</meta:editing-duration>
    <meta:document-statistic meta:page-count="1" meta:paragraph-count="3" meta:word-count="276" meta:character-count="1850" meta:row-count="13" meta:non-whitespace-character-count="1577"/>
  </office:meta>
</office:document-meta>
</file>